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3.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b_critalert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lerte_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isAle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rop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peu s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a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très s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lus de 70% du poids adult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Moins de 70% du poids adul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bon état d'engraisse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en voie d'amaigrissemen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aig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lus de 70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oins de 7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plus gr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orma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iqui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iquides + fibr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liquides + grai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Plus de 800 g/jour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Moins de 800 g/jo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absent ou rare et sporad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Fréquent sur plusieurs anima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bsent ou rare et sporadiqu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Fréquent sur plusieurs anima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omogè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étérogè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oins de 25 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Plus de 25 %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oins de 25 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lus de 25 %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moins de 25% des vach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plus de 25% des vach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ropr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a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rès s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rès très s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Moins de 15 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Plus de 15 %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lus de 60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ins de 60%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U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moins de 25% des vach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plus de 25% des vach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moins de 2 moi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plus de 2 mo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Moins de 25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De 25 à 50%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de 50 à 75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043" calcext:value-type="float">
            <text:p>2043</text:p>
          </table:table-cell>
          <table:table-cell office:value-type="string" calcext:value-type="string">
            <text:p>Plus de 75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Dix mois ou plu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Moins de 10 mo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54" calcext:value-type="float">
            <text:p>2054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oyen et homogèn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aigre et/ou hétérogèn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ras et/ou hétérogè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propr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s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très s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lus de 2/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moins de 2/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Plus de 90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oins de 9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ou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17 kg ou plu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moins de 17 k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Cohérent avec l'object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Non cohérent avec l'objecti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omogène et état norm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hétérogène et trop maigres ou trop g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propr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très sal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Plus de 2/3 du poids adult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Moins de 2/3 du poids adul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Plus de 80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Moins de 8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Plus de 90%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Moins de 9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moins de 10 % (prolif faible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moins de 15 % (prolificité élevée)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plus de 10 % (prolif faible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plus de 15 %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48" calcext:value-type="float">
            <text:p>4048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52" calcext:value-type="float">
            <text:p>4052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N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omogène et état norma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étérogène et trop maigres ou trop gr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propr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très sal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&gt; 2/3 du poids des adult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&lt; 2/3 du poids des adul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moins de 2 % (toutes races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2 à 5 % en race herbagè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2 à 5 % en race rustiq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plus de 5 % (toutes race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&gt; 90 % de la moyenne de la ra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&lt; 90 % de la moyenne de la r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prés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prés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prése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Touche parfois quelques anima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Nombreux animaux attein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Mortalité régulière due au parasi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Touche parfois quelques anima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Nombreux animaux attein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Mortalité régulière due au parasi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Touche parfois quelques anima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Nombreux animaux attein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Mortalité régulière due au parasi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Touche parfois quelques anima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Nombreux animaux attein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Mortalité régulière due au parasi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Touche parfois quelques anima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Nombreux animaux attein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Mortalité régulière due au parasi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Abse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Touche parfois quelques animau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Nombreux animaux attein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057" calcext:value-type="float">
            <text:p>5057</text:p>
          </table:table-cell>
          <table:table-cell office:value-type="string" calcext:value-type="string">
            <text:p>Mortalité régulière due au parasi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epa_critalertes_VA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étérogénéité marquée de l'état corporel des va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État de propreté du troupeau en hiv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omportements agressifs entre les va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Pourcentage de vaches avec blessu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Variation d'état corporel en phase de reproduc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Diarrhées et aspect des bouses des va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Perte de poids et perte d'éta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Présence de poils piqués, robe déstructuré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pb_critalertes.A1:pb_critalertes.E200">
          <table:sort>
            <table:sort-by table:field-number="1" table:data-type="automatic"/>
          </table:sort>
        </table:database-range>
        <table:database-range table:name="__Anonymous_Sheet_DB__1" table:target-range-address="prepa_critalertes_VA.A1:prepa_critalertes_VA.C1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meta:initial-creator>phpMyAdmin OVH</meta:initial-creator>
    <meta:creation-date>2023-02-06T17:30:26</meta:creation-date>
    <dc:date>2023-02-11T07:30:56.627392523</dc:date>
    <meta:editing-duration>PT11M35S</meta:editing-duration>
    <meta:editing-cycles>1</meta:editing-cycles>
    <meta:document-statistic meta:table-count="2" meta:cell-count="1024" meta:object-count="0"/>
  </office:meta>
</office:document-meta>
</file>